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14fdb9" officeooo:paragraph-rsid="0014fdb9"/>
    </style:style>
    <style:style style:name="P2" style:family="paragraph" style:parent-style-name="Standard">
      <style:text-properties officeooo:rsid="00157381" officeooo:paragraph-rsid="00157381"/>
    </style:style>
    <style:style style:name="T1" style:family="text">
      <style:text-properties officeooo:rsid="0015738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II.. THIS IS MY FIRST GIT TRIAL<text:span text:style-name="T1">...</text:span></text:p>
      <text:p text:style-name="P1"/>
      <text:p text:style-name="P2">checking modification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RNT </meta:initial-creator>
    <meta:creation-date>2014-12-24T10:38:04.346477842</meta:creation-date>
    <dc:date>2014-12-24T10:47:17.001300247</dc:date>
    <dc:creator>KRNT </dc:creator>
    <meta:editing-duration>PT46S</meta:editing-duration>
    <meta:editing-cycles>2</meta:editing-cycles>
    <meta:generator>LibreOffice/4.3.1.2$Linux_X86_64 LibreOffice_project/958349dc3b25111dbca392fbc281a05559ef6848</meta:generator>
    <meta:document-statistic meta:table-count="0" meta:image-count="0" meta:object-count="0" meta:page-count="1" meta:paragraph-count="2" meta:word-count="9" meta:character-count="57" meta:non-whitespace-character-count="49"/>
  </office:meta>
</office:document-meta>
</file>